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ntaxbaum ausdr()</text:p>
      <text:p text:style-name="Standard">{</text:p>
      <text:p text:style-name="Standard">Sb links = term();</text:p>
      <text:p text:style-name="Standard"><text:tab/>if(symbol == „+“){</text:p>
      <text:p text:style-name="Standard"><text:tab/><text:tab/>nextsymbol();</text:p>
      <text:p text:style-name="Standard"><text:tab/><text:tab/>Sb.rechts = term();</text:p>
      <text:p text:style-name="Standard"><text:tab/><text:tab/>return new Sb(+,links,rechts);</text:p>
      <text:p text:style-name="Standard"><text:tab/>}else{</text:p>
      <text:p text:style-name="Standard"><text:tab/><text:tab/>return links;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10:05:45.59</meta:creation-date>
    <meta:document-statistic meta:table-count="0" meta:image-count="0" meta:object-count="0" meta:page-count="1" meta:paragraph-count="11" meta:word-count="22" meta:character-count="149"/>
    <dc:date>2013-06-13T10:07:58.77</dc:date>
    <meta:editing-duration>PT2M17S</meta:editing-duration>
    <meta:editing-cycles>1</meta:editing-cycles>
    <meta:generator>OpenOffice.org/3.4.1$Win32 OpenOffice.org_project/341m1$Build-9593</meta:generator>
  </office:meta>
</office:document-meta>
</file>